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a32c"/>
    </style:style>
    <style:style style:name="P2" style:family="paragraph" style:parent-style-name="Standard">
      <style:paragraph-properties fo:text-align="justify" style:justify-single-word="false"/>
      <style:text-properties fo:font-size="14pt" fo:font-style="italic" officeooo:rsid="00320509" officeooo:paragraph-rsid="00320509" style:font-size-asian="14pt" style:font-style-asian="italic" style:font-size-complex="14pt" style:font-style-complex="italic"/>
    </style:style>
    <style:style style:name="P3" style:family="paragraph" style:parent-style-name="Standard">
      <style:paragraph-properties fo:text-align="justify" style:justify-single-word="false"/>
      <style:text-properties fo:font-size="14pt" fo:font-style="italic" officeooo:rsid="00320509" officeooo:paragraph-rsid="0036405f" style:font-size-asian="14pt" style:font-style-asian="italic" style:font-size-complex="14pt" style:font-style-complex="italic"/>
    </style:style>
    <style:style style:name="P4" style:family="paragraph" style:parent-style-name="Standard">
      <style:paragraph-properties fo:text-align="justify" style:justify-single-word="false"/>
      <style:text-properties fo:font-size="14pt" fo:font-style="italic" officeooo:rsid="00320509" officeooo:paragraph-rsid="004e8120" style:font-size-asian="14pt" style:font-style-asian="italic" style:font-size-complex="14pt" style:font-style-complex="italic"/>
    </style:style>
    <style:style style:name="P5" style:family="paragraph" style:parent-style-name="Standard">
      <style:paragraph-properties fo:text-align="justify" style:justify-single-word="false"/>
      <style:text-properties fo:font-size="14pt" fo:font-style="italic" fo:font-weight="bold" officeooo:rsid="002f37ff" officeooo:paragraph-rsid="002f37ff"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font-size="14pt" fo:font-style="italic" fo:font-weight="bold" officeooo:rsid="0030a9ac" officeooo:paragraph-rsid="0030a9ac"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font-size="14pt" fo:font-style="italic" fo:font-weight="bold" officeooo:rsid="00320509" officeooo:paragraph-rsid="00320509"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officeooo:paragraph-rsid="0022aaa5"/>
    </style:style>
    <style:style style:name="P9" style:family="paragraph" style:parent-style-name="Standard">
      <style:paragraph-properties fo:text-align="justify" style:justify-single-word="false"/>
      <style:text-properties officeooo:paragraph-rsid="0036405f"/>
    </style:style>
    <style:style style:name="P10" style:family="paragraph" style:parent-style-name="Standard">
      <style:paragraph-properties fo:text-align="justify" style:justify-single-word="false"/>
      <style:text-properties officeooo:paragraph-rsid="002f37ff"/>
    </style:style>
    <style:style style:name="P11" style:family="paragraph" style:parent-style-name="Standard">
      <style:paragraph-properties fo:text-align="justify" style:justify-single-word="false"/>
      <style:text-properties officeooo:rsid="002becc3" officeooo:paragraph-rsid="002becc3"/>
    </style:style>
    <style:style style:name="P12" style:family="paragraph" style:parent-style-name="Standard">
      <style:paragraph-properties fo:text-align="justify" style:justify-single-word="false"/>
      <style:text-properties fo:font-weight="normal" officeooo:rsid="00158a0d" officeooo:paragraph-rsid="00179275" style:font-weight-asian="normal" style:font-weight-complex="normal"/>
    </style:style>
    <style:style style:name="P13" style:family="paragraph" style:parent-style-name="Standard">
      <style:paragraph-properties fo:text-align="justify" style:justify-single-word="false"/>
      <style:text-properties fo:font-style="normal" fo:font-weight="normal" officeooo:rsid="0025b7a2" officeooo:paragraph-rsid="0022aaa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bold" officeooo:rsid="002f37ff" officeooo:paragraph-rsid="002becc3"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style:text-underline-style="none" officeooo:paragraph-rsid="0059fd4a" style:font-style-asian="normal" style:font-style-complex="normal"/>
    </style:style>
    <style:style style:name="P16" style:family="paragraph" style:parent-style-name="Standard">
      <style:paragraph-properties fo:text-align="justify" style:justify-single-word="false"/>
      <style:text-properties fo:font-style="normal" style:text-underline-style="none" officeooo:paragraph-rsid="005faa36" style:font-style-asian="normal" style:font-style-complex="normal"/>
    </style:style>
    <style:style style:name="P17" style:family="paragraph" style:parent-style-name="Standard">
      <style:paragraph-properties fo:text-align="justify" style:justify-single-word="false"/>
      <style:text-properties fo:font-size="12pt" fo:font-style="normal" fo:font-weight="normal" officeooo:rsid="00559848" officeooo:paragraph-rsid="002f37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6405f" officeooo:paragraph-rsid="00320509"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bold" officeooo:rsid="004945dc" officeooo:paragraph-rsid="00320509" style:font-size-asian="12pt" style:font-style-asian="normal" style:font-weight-asian="bold" style:font-size-complex="12pt" style:font-style-complex="normal" style:font-weight-complex="bold"/>
    </style:style>
    <style:style style:name="P20" style:family="paragraph" style:parent-style-name="Standard" style:list-style-name="L1">
      <style:paragraph-properties fo:text-align="justify" style:justify-single-word="false"/>
      <style:text-properties officeooo:paragraph-rsid="002d0be4"/>
    </style:style>
    <style:style style:name="P21" style:family="paragraph" style:parent-style-name="Standard" style:list-style-name="L3">
      <style:paragraph-properties fo:text-align="justify" style:justify-single-word="false"/>
      <style:text-properties officeooo:paragraph-rsid="001bc9db"/>
    </style:style>
    <style:style style:name="P22" style:family="paragraph" style:parent-style-name="Standard" style:list-style-name="L7">
      <style:paragraph-properties fo:text-align="justify" style:justify-single-word="false"/>
      <style:text-properties officeooo:paragraph-rsid="006ca02e"/>
    </style:style>
    <style:style style:name="P23" style:family="paragraph" style:parent-style-name="Standard" style:list-style-name="L8">
      <style:paragraph-properties fo:text-align="justify" style:justify-single-word="false"/>
      <style:text-properties officeooo:paragraph-rsid="004e8120"/>
    </style:style>
    <style:style style:name="P24" style:family="paragraph" style:parent-style-name="Standard">
      <style:paragraph-properties fo:text-align="justify" style:justify-single-word="false"/>
      <style:text-properties officeooo:paragraph-rsid="00696a3a"/>
    </style:style>
    <style:style style:name="P25" style:family="paragraph" style:parent-style-name="Standard">
      <style:paragraph-properties fo:text-align="justify" style:justify-single-word="false"/>
      <style:text-properties officeooo:paragraph-rsid="007328d8"/>
    </style:style>
    <style:style style:name="P26" style:family="paragraph" style:parent-style-name="Standard" style:list-style-name="L2">
      <style:paragraph-properties fo:text-align="justify" style:justify-single-word="false"/>
      <style:text-properties fo:font-weight="bold" officeooo:rsid="001bc9db" officeooo:paragraph-rsid="001bc9db" style:font-weight-asian="bold" style:font-weight-complex="bold"/>
    </style:style>
    <style:style style:name="P27" style:family="paragraph" style:parent-style-name="Standard" style:list-style-name="L2">
      <style:paragraph-properties fo:text-align="justify" style:justify-single-word="false"/>
      <style:text-properties fo:font-weight="bold" officeooo:rsid="001f4fe0" officeooo:paragraph-rsid="001f4fe0" style:font-weight-asian="bold" style:font-weight-complex="bold"/>
    </style:style>
    <style:style style:name="P28" style:family="paragraph" style:parent-style-name="Standard" style:list-style-name="L1">
      <style:paragraph-properties fo:text-align="justify" style:justify-single-word="false"/>
      <style:text-properties fo:font-weight="normal" officeooo:rsid="001bc9db" officeooo:paragraph-rsid="001d94f5" style:font-weight-asian="normal" style:font-weight-complex="normal"/>
    </style:style>
    <style:style style:name="P29" style:family="paragraph" style:parent-style-name="Standard" style:list-style-name="L10">
      <style:paragraph-properties fo:text-align="justify" style:justify-single-word="false"/>
      <style:text-properties fo:font-weight="normal" officeooo:rsid="0036405f" officeooo:paragraph-rsid="0036405f" style:font-weight-asian="normal" style:font-weight-complex="normal"/>
    </style:style>
    <style:style style:name="P30" style:family="paragraph" style:parent-style-name="Standard" style:list-style-name="L10">
      <style:paragraph-properties fo:text-align="justify" style:justify-single-word="false"/>
      <style:text-properties fo:font-weight="normal" officeooo:rsid="0036d222" officeooo:paragraph-rsid="0036d222" style:font-weight-asian="normal" style:font-weight-complex="normal"/>
    </style:style>
    <style:style style:name="P31" style:family="paragraph" style:parent-style-name="Standard" style:list-style-name="L10">
      <style:paragraph-properties fo:text-align="justify" style:justify-single-word="false"/>
      <style:text-properties fo:font-weight="normal" officeooo:paragraph-rsid="0036d222"/>
    </style:style>
    <style:style style:name="P32" style:family="paragraph" style:parent-style-name="Standard" style:list-style-name="L6">
      <style:paragraph-properties fo:text-align="justify" style:justify-single-word="false"/>
      <style:text-properties fo:font-size="12pt" fo:font-style="normal" fo:font-weight="normal" officeooo:rsid="005608af" officeooo:paragraph-rsid="002f37ff"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justify" style:justify-single-word="false"/>
      <style:text-properties fo:font-size="12pt" fo:font-style="normal" fo:font-weight="normal" officeooo:rsid="004fae9d" officeooo:paragraph-rsid="004fae9d" style:font-size-asian="12pt" style:font-style-asian="normal" style:font-weight-asian="normal" style:font-size-complex="12pt" style:font-style-complex="normal" style:font-weight-complex="normal"/>
    </style:style>
    <style:style style:name="P34" style:family="paragraph" style:parent-style-name="Standard" style:list-style-name="L9">
      <style:paragraph-properties fo:text-align="justify" style:justify-single-word="false"/>
      <style:text-properties fo:font-size="12pt" fo:font-style="normal" fo:font-weight="normal" officeooo:rsid="0036405f" officeooo:paragraph-rsid="0036405f" style:font-size-asian="12pt" style:font-style-asian="normal" style:font-weight-asian="normal" style:font-size-complex="12pt" style:font-style-complex="normal" style:font-weight-complex="normal"/>
    </style:style>
    <style:style style:name="P35" style:family="paragraph" style:parent-style-name="Standard" style:list-style-name="L10">
      <style:paragraph-properties fo:text-align="justify" style:justify-single-word="false"/>
      <style:text-properties fo:font-size="12pt" fo:font-style="normal" fo:font-weight="normal" officeooo:rsid="0036405f" officeooo:paragraph-rsid="0036405f" style:font-size-asian="12pt" style:font-style-asian="normal" style:font-weight-asian="normal" style:font-size-complex="12pt" style:font-style-complex="normal" style:font-weight-complex="normal"/>
    </style:style>
    <style:style style:name="P36" style:family="paragraph" style:parent-style-name="Standard" style:list-style-name="L10">
      <style:paragraph-properties fo:text-align="justify" style:justify-single-word="false"/>
      <style:text-properties fo:font-size="12pt" fo:font-style="normal" fo:font-weight="normal" officeooo:rsid="003958e4" officeooo:paragraph-rsid="003958e4" style:font-size-asian="12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justify" style:justify-single-word="false"/>
      <style:text-properties fo:font-size="12pt" fo:font-style="normal" fo:font-weight="normal" officeooo:rsid="0070af72" officeooo:paragraph-rsid="0070af72" style:font-size-asian="12pt" style:font-style-asian="normal" style:font-weight-asian="normal" style:font-size-complex="12pt" style:font-style-complex="normal" style:font-weight-complex="normal"/>
    </style:style>
    <style:style style:name="P38" style:family="paragraph" style:parent-style-name="Standard" style:list-style-name="L7">
      <style:paragraph-properties fo:text-align="justify" style:justify-single-word="false"/>
      <style:text-properties fo:font-size="12pt" fo:font-style="normal" style:text-underline-style="none" officeooo:rsid="0059fd4a" officeooo:paragraph-rsid="0059fd4a"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5e784e" officeooo:paragraph-rsid="0059fd4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5e784e" officeooo:paragraph-rsid="005faa36" style:font-size-asian="12pt" style:font-style-asian="normal" style:font-weight-asian="normal" style:font-size-complex="12pt" style:font-style-complex="normal" style:font-weight-complex="normal"/>
    </style:style>
    <style:style style:name="P41" style:family="paragraph" style:parent-style-name="Standard" style:list-style-name="L5">
      <style:paragraph-properties fo:text-align="justify" style:justify-single-word="false"/>
      <style:text-properties officeooo:rsid="005653da" officeooo:paragraph-rsid="005653da"/>
    </style:style>
    <style:style style:name="P42" style:family="paragraph" style:parent-style-name="Standard" style:list-style-name="L7">
      <style:paragraph-properties fo:text-align="justify" style:justify-single-word="false"/>
      <style:text-properties fo:font-style="normal" style:text-underline-style="none" officeooo:paragraph-rsid="0059fd4a" style:font-style-asian="normal" style:font-style-complex="normal"/>
    </style:style>
    <style:style style:name="P43" style:family="paragraph" style:parent-style-name="Standard">
      <style:paragraph-properties fo:text-align="justify" style:justify-single-word="false"/>
      <style:text-properties fo:font-style="normal" style:text-underline-style="none" officeooo:paragraph-rsid="0059fd4a" style:font-style-asian="normal" style:font-style-complex="normal"/>
    </style:style>
    <style:style style:name="P44" style:family="paragraph" style:parent-style-name="Standard" style:list-style-name="L1">
      <style:paragraph-properties fo:text-align="justify" style:justify-single-word="false"/>
      <style:text-properties officeooo:rsid="006676f5" officeooo:paragraph-rsid="006676f5"/>
    </style:style>
    <style:style style:name="P45" style:family="paragraph" style:parent-style-name="Standard">
      <style:paragraph-properties fo:text-align="justify" style:justify-single-word="false"/>
      <style:text-properties fo:font-size="14pt" fo:font-style="italic" officeooo:rsid="002f37ff" officeooo:paragraph-rsid="002f37ff" style:font-size-asian="14pt" style:font-style-asian="italic" style:font-size-complex="14pt" style:font-style-complex="italic"/>
    </style:style>
    <style:style style:name="P46" style:family="paragraph" style:parent-style-name="Standard">
      <style:paragraph-properties fo:text-align="justify" style:justify-single-word="false"/>
      <style:text-properties officeooo:rsid="002becc3" officeooo:paragraph-rsid="002becc3"/>
    </style:style>
    <style:style style:name="P47" style:family="paragraph" style:parent-style-name="Standard">
      <style:paragraph-properties fo:text-align="justify" style:justify-single-word="false"/>
      <style:text-properties officeooo:rsid="002becc3" officeooo:paragraph-rsid="002d0be4"/>
    </style:style>
    <style:style style:name="P48" style:family="paragraph" style:parent-style-name="Standard" style:list-style-name="L4">
      <style:paragraph-properties fo:text-align="justify" style:justify-single-word="false"/>
      <style:text-properties officeooo:rsid="0070e610" officeooo:paragraph-rsid="0070e610"/>
    </style:style>
    <style:style style:name="T1" style:family="text">
      <style:text-properties fo:font-weight="bold" style:font-weight-asian="bold" style:font-weight-complex="bold"/>
    </style:style>
    <style:style style:name="T2" style:family="text">
      <style:text-properties fo:font-weight="bold" officeooo:rsid="000dd08b" style:font-weight-asian="bold" style:font-weight-complex="bold"/>
    </style:style>
    <style:style style:name="T3" style:family="text">
      <style:text-properties fo:font-weight="bold" officeooo:rsid="000fb359" style:font-weight-asian="bold" style:font-weight-complex="bold"/>
    </style:style>
    <style:style style:name="T4" style:family="text">
      <style:text-properties fo:font-weight="bold" officeooo:rsid="00179275" style:font-weight-asian="bold" style:font-weight-complex="bold"/>
    </style:style>
    <style:style style:name="T5" style:family="text">
      <style:text-properties fo:font-weight="bold" officeooo:rsid="0033a292"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36d222" style:font-weight-asian="normal" style:font-weight-complex="normal"/>
    </style:style>
    <style:style style:name="T8" style:family="text">
      <style:text-properties fo:font-variant="normal" fo:text-transform="none" fo:color="#24292e" style:font-name="SFMono-Regular" fo:font-size="11.25pt" fo:letter-spacing="normal" fo:font-style="normal" style:text-underline-style="none"/>
    </style:style>
    <style:style style:name="T9" style:family="text">
      <style:text-properties fo:font-variant="normal" fo:text-transform="none" fo:color="#24292e" style:font-name="Liberation Serif" fo:font-size="11.25pt" fo:letter-spacing="normal" fo:font-style="normal" style:text-underline-style="none" fo:font-weight="bold" style:font-weight-asian="bold" style:font-weight-complex="bold"/>
    </style:style>
    <style:style style:name="T10" style:family="text">
      <style:text-properties fo:font-variant="normal" fo:text-transform="none" fo:color="#24292e" style:font-name="Liberation Serif" fo:font-size="11.25pt" fo:letter-spacing="normal" fo:font-style="normal" style:text-underline-style="none" fo:font-weight="bold" officeooo:rsid="00381b5b" style:font-weight-asian="bold" style:font-weight-complex="bold"/>
    </style:style>
    <style:style style:name="T11" style:family="text">
      <style:text-properties fo:font-variant="normal" fo:text-transform="none" fo:color="#24292e" style:font-name="Liberation Serif" fo:font-size="11.25pt" fo:letter-spacing="normal" fo:font-style="normal" style:text-underline-style="none" fo:font-weight="bold" officeooo:rsid="0036d22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23037" style:font-weight-asian="normal" style:font-weight-complex="normal"/>
    </style:style>
    <style:style style:name="T14" style:family="text">
      <style:text-properties fo:font-weight="normal" officeooo:rsid="000dd08b" style:font-weight-asian="normal" style:font-weight-complex="normal"/>
    </style:style>
    <style:style style:name="T15" style:family="text">
      <style:text-properties fo:font-weight="normal" officeooo:rsid="00158a0d" style:font-weight-asian="normal" style:font-weight-complex="normal"/>
    </style:style>
    <style:style style:name="T16" style:family="text">
      <style:text-properties fo:font-weight="normal" officeooo:rsid="001bc9db" style:font-weight-asian="normal" style:font-weight-complex="normal"/>
    </style:style>
    <style:style style:name="T17" style:family="text">
      <style:text-properties fo:font-weight="normal" officeooo:rsid="001c46dc" style:font-weight-asian="normal" style:font-weight-complex="normal"/>
    </style:style>
    <style:style style:name="T18" style:family="text">
      <style:text-properties fo:font-weight="normal" officeooo:rsid="006676f5" style:font-weight-asian="normal" style:font-weight-complex="normal"/>
    </style:style>
    <style:style style:name="T19" style:family="text">
      <style:text-properties officeooo:rsid="00142c01"/>
    </style:style>
    <style:style style:name="T20" style:family="text">
      <style:text-properties officeooo:rsid="00158a0d"/>
    </style:style>
    <style:style style:name="T21" style:family="text">
      <style:text-properties fo:font-size="12pt" style:font-size-asian="12pt" style:font-size-complex="12pt"/>
    </style:style>
    <style:style style:name="T22" style:family="text">
      <style:text-properties fo:font-size="12pt" officeooo:rsid="0059fd4a" style:font-size-asian="12pt" style:font-size-complex="12pt"/>
    </style:style>
    <style:style style:name="T23" style:family="text">
      <style:text-properties fo:font-size="12pt" officeooo:rsid="0063dd15" style:font-size-asian="12pt" style:font-size-complex="12pt"/>
    </style:style>
    <style:style style:name="T24" style:family="text">
      <style:text-properties fo:font-size="12pt" officeooo:rsid="0063f482" style:font-size-asian="12pt" style:font-size-complex="12pt"/>
    </style:style>
    <style:style style:name="T25" style:family="text">
      <style:text-properties fo:font-size="12pt" fo:font-style="normal" fo:font-weight="bold" officeooo:rsid="002c826c" style:font-size-asian="12pt" style:font-style-asian="normal" style:font-weight-asian="bold" style:font-size-complex="12pt" style:font-style-complex="normal" style:font-weight-complex="bold"/>
    </style:style>
    <style:style style:name="T26" style:family="text">
      <style:text-properties fo:font-size="12pt" fo:font-style="normal" fo:font-weight="bold" officeooo:rsid="002d0be4" style:font-size-asian="12pt" style:font-style-asian="normal" style:font-weight-asian="bold" style:font-size-complex="12pt" style:font-style-complex="normal" style:font-weight-complex="bold"/>
    </style:style>
    <style:style style:name="T27" style:family="text">
      <style:text-properties fo:font-size="12pt" fo:font-style="normal" fo:font-weight="bold" officeooo:rsid="0036405f" style:font-size-asian="12pt" style:font-style-asian="normal" style:font-weight-asian="bold" style:font-size-complex="12pt" style:font-style-complex="normal" style:font-weight-complex="bold"/>
    </style:style>
    <style:style style:name="T28" style:family="text">
      <style:text-properties fo:font-size="12pt" fo:font-style="normal" fo:font-weight="bold" officeooo:rsid="004945dc" style:font-size-asian="12pt" style:font-style-asian="normal" style:font-weight-asian="bold" style:font-size-complex="12pt" style:font-style-complex="normal" style:font-weight-complex="bold"/>
    </style:style>
    <style:style style:name="T29" style:family="text">
      <style:text-properties fo:font-size="12pt" fo:font-style="normal" fo:font-weight="bold" officeooo:rsid="00598fa1" style:font-size-asian="12pt" style:font-style-asian="normal" style:font-weight-asian="bold" style:font-size-complex="12pt" style:font-style-complex="normal" style:font-weight-complex="bold"/>
    </style:style>
    <style:style style:name="T30" style:family="text">
      <style:text-properties fo:font-size="12pt" fo:font-style="normal" fo:font-weight="bold" officeooo:rsid="00559848" style:font-size-asian="12pt" style:font-style-asian="normal" style:font-weight-asian="bold" style:font-size-complex="12pt" style:font-style-complex="normal" style:font-weight-complex="bold"/>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2d0be4"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2c826c"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36405f"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4945dc"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49f29f"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5608af"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69f8cb"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6b4780"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6f95ab" style:font-size-asian="12pt" style:font-style-asian="normal" style:font-weight-asian="normal" style:font-size-complex="12pt" style:font-style-complex="normal" style:font-weight-complex="normal"/>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3e9cc3" style:font-size-asian="12pt" style:font-style-asian="normal" style:font-size-complex="12pt" style:font-style-complex="normal"/>
    </style:style>
    <style:style style:name="T43" style:family="text">
      <style:text-properties fo:font-size="12pt" fo:font-style="normal" officeooo:rsid="006ca02e" style:font-size-asian="12pt" style:font-style-asian="normal" style:font-size-complex="12pt" style:font-style-complex="normal"/>
    </style:style>
    <style:style style:name="T44" style:family="text">
      <style:text-properties fo:font-size="12pt" fo:font-style="normal" officeooo:rsid="006e0ac9" style:font-size-asian="12pt" style:font-style-asian="normal" style:font-size-complex="12pt" style:font-style-complex="normal"/>
    </style:style>
    <style:style style:name="T45" style:family="text">
      <style:text-properties fo:font-size="12pt" fo:font-style="normal" style:text-underline-style="solid" style:text-underline-width="auto" style:text-underline-color="font-color" officeooo:rsid="006ca02e" style:font-size-asian="12pt" style:font-style-asian="normal" style:font-size-complex="12pt" style:font-style-complex="normal"/>
    </style:style>
    <style:style style:name="T46" style:family="text">
      <style:text-properties fo:font-size="12pt" fo:font-weight="bold" officeooo:rsid="00559848" style:font-size-asian="12pt" style:font-weight-asian="bold" style:font-size-complex="12pt" style:font-weight-complex="bold"/>
    </style:style>
    <style:style style:name="T47" style:family="text">
      <style:text-properties fo:font-size="12pt" fo:font-weight="bold" officeooo:rsid="005aae75" style:font-size-asian="12pt" style:font-weight-asian="bold" style:font-size-complex="12pt" style:font-weight-complex="bold"/>
    </style:style>
    <style:style style:name="T48" style:family="text">
      <style:text-properties fo:font-size="12pt" fo:font-weight="normal" officeooo:rsid="005aae75" style:font-size-asian="12pt" style:font-weight-asian="normal" style:font-size-complex="12pt" style:font-weight-complex="normal"/>
    </style:style>
    <style:style style:name="T49" style:family="text">
      <style:text-properties fo:font-size="12pt" fo:font-weight="normal" officeooo:rsid="005e784e" style:font-size-asian="12pt" style:font-weight-asian="normal" style:font-size-complex="12pt" style:font-weight-complex="normal"/>
    </style:style>
    <style:style style:name="T50" style:family="text">
      <style:text-properties fo:font-size="12pt" fo:font-weight="normal" officeooo:rsid="005faa36" style:font-size-asian="12pt" style:font-weight-asian="normal" style:font-size-complex="12pt" style:font-weight-complex="normal"/>
    </style:style>
    <style:style style:name="T51" style:family="text">
      <style:text-properties fo:font-size="12pt" fo:font-weight="normal" officeooo:rsid="006014b2" style:font-size-asian="12pt" style:font-weight-asian="normal" style:font-size-complex="12pt" style:font-weight-complex="normal"/>
    </style:style>
    <style:style style:name="T52" style:family="text">
      <style:text-properties fo:font-size="12pt" fo:font-weight="normal" officeooo:rsid="0061ad6e" style:font-size-asian="12pt" style:font-weight-asian="normal" style:font-size-complex="12pt" style:font-weight-complex="normal"/>
    </style:style>
    <style:style style:name="T53" style:family="text">
      <style:text-properties fo:font-size="12pt" fo:font-style="italic" officeooo:rsid="006ca02e" style:font-size-asian="12pt" style:font-style-asian="italic" style:font-size-complex="12pt" style:font-style-complex="italic"/>
    </style:style>
    <style:style style:name="T54" style:family="text">
      <style:text-properties fo:font-size="12pt" fo:font-style="italic" style:text-underline-style="solid" style:text-underline-width="auto" style:text-underline-color="font-color" officeooo:rsid="006ca02e" style:font-size-asian="12pt" style:font-style-asian="italic" style:font-size-complex="12pt" style:font-style-complex="italic"/>
    </style:style>
    <style:style style:name="T55" style:family="text">
      <style:text-properties fo:font-size="12pt" fo:font-style="italic" style:text-underline-style="none" officeooo:rsid="006ca02e" style:font-size-asian="12pt" style:font-style-asian="italic" style:font-size-complex="12pt" style:font-style-complex="italic"/>
    </style:style>
    <style:style style:name="T56" style:family="text">
      <style:text-properties fo:font-size="14pt" fo:font-style="italic" fo:font-weight="bold"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020db13"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0ba32c"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22aaa5"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24bfb0" style:font-size-asian="14pt" style:font-style-asian="italic" style:font-weight-asian="bold" style:font-size-complex="14pt" style:font-style-complex="italic" style:font-weight-complex="bold"/>
    </style:style>
    <style:style style:name="T61" style:family="text">
      <style:text-properties fo:font-size="14pt" fo:font-style="normal" fo:font-weight="normal" officeooo:rsid="002c826c" style:font-size-asian="14pt" style:font-style-asian="normal" style:font-weight-asian="normal" style:font-size-complex="14pt" style:font-style-complex="normal" style:font-weight-complex="normal"/>
    </style:style>
    <style:style style:name="T62" style:family="text">
      <style:text-properties fo:font-style="italic" fo:font-weight="bold" officeooo:rsid="0022aaa5" style:font-style-asian="italic" style:font-weight-asian="bold" style:font-style-complex="italic" style:font-weight-complex="bold"/>
    </style:style>
    <style:style style:name="T63" style:family="text">
      <style:text-properties fo:font-style="italic" fo:font-weight="bold" officeooo:rsid="0024bfb0" style:font-style-asian="italic" style:font-weight-asian="bold" style:font-style-complex="italic" style:font-weight-complex="bold"/>
    </style:style>
    <style:style style:name="T64" style:family="text">
      <style:text-properties fo:font-style="normal" fo:font-weight="normal" officeooo:rsid="0024bfb0" style:font-style-asian="normal" style:font-weight-asian="normal" style:font-style-complex="normal" style:font-weight-complex="normal"/>
    </style:style>
    <style:style style:name="T65" style:family="text">
      <style:text-properties fo:font-style="normal" fo:font-weight="normal" officeooo:rsid="0025b7a2" style:font-style-asian="normal" style:font-weight-asian="normal" style:font-style-complex="normal" style:font-weight-complex="normal"/>
    </style:style>
    <style:style style:name="T66" style:family="text">
      <style:text-properties fo:font-style="normal" fo:font-weight="normal" officeooo:rsid="002a6666" style:font-style-asian="normal" style:font-weight-asian="normal" style:font-style-complex="normal" style:font-weight-complex="normal"/>
    </style:style>
    <style:style style:name="T67" style:family="text">
      <style:text-properties fo:font-style="normal" fo:font-weight="normal" officeooo:rsid="00696a3a" style:font-style-asian="normal" style:font-weight-asian="normal" style:font-style-complex="normal" style:font-weight-complex="normal"/>
    </style:style>
    <style:style style:name="T68" style:family="text">
      <style:text-properties fo:font-style="normal" fo:font-weight="normal" officeooo:rsid="007328d8" style:font-style-asian="normal" style:font-weight-asian="normal" style:font-style-complex="normal" style:font-weight-complex="normal"/>
    </style:style>
    <style:style style:name="T69" style:family="text">
      <style:text-properties fo:font-style="normal" fo:font-weight="normal" officeooo:rsid="00744e45"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24bfb0" style:font-style-asian="normal" style:font-weight-asian="bold" style:font-style-complex="normal" style:font-weight-complex="bold"/>
    </style:style>
    <style:style style:name="T72" style:family="text">
      <style:text-properties fo:font-style="normal" fo:font-weight="bold" officeooo:rsid="002becc3" style:font-style-asian="normal" style:font-weight-asian="bold" style:font-style-complex="normal" style:font-weight-complex="bold"/>
    </style:style>
    <style:style style:name="T73" style:family="text">
      <style:text-properties fo:font-style="normal" fo:font-weight="bold" officeooo:rsid="002f37ff" style:font-style-asian="normal" style:font-weight-asian="bold" style:font-style-complex="normal" style:font-weight-complex="bold"/>
    </style:style>
    <style:style style:name="T74" style:family="text">
      <style:text-properties fo:font-style="normal" fo:font-weight="bold" officeooo:rsid="007328d8" style:font-style-asian="normal" style:font-weight-asian="bold" style:font-style-complex="normal" style:font-weight-complex="bold"/>
    </style:style>
    <style:style style:name="T75" style:family="text">
      <style:text-properties style:text-underline-style="none" officeooo:rsid="0036d222" style:font-weight-asian="normal" style:font-weight-complex="normal"/>
    </style:style>
    <style:style style:name="T76" style:family="text">
      <style:text-properties style:text-underline-style="none" fo:font-weight="bold" officeooo:rsid="0036d222" style:font-weight-asian="bold" style:font-weight-complex="bold"/>
    </style:style>
    <style:style style:name="T77" style:family="text">
      <style:text-properties officeooo:rsid="0036d222" style:font-weight-asian="normal" style:font-weight-complex="normal"/>
    </style:style>
    <style:style style:name="T78" style:family="text">
      <style:text-properties officeooo:rsid="0065d346"/>
    </style:style>
    <style:style style:name="T79" style:family="text">
      <style:text-properties officeooo:rsid="006b47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7">1. </text:span><text:span text:style-name="T58">Forwarding Refs, Refs and the Dom:</text:span></text:p>
      <text:list xml:id="list3962121015" text:style-name="L1">
        <text:list-header>
          <text:p text:style-name="P20"><text:span text:style-name="T4">Forwarding Refs la gi: </text:span><text:span text:style-name="T15">la </text:span><text:span text:style-name="T18">một</text:span><text:span text:style-name="T15"> medthod</text:span><text:span text:style-name="T2"> <text:s/></text:span><text:span text:style-name="T3">React.forwardRef((props, refs) =&gt; {}</text:span></text:p>
          <text:list>
            <text:list-item>
              <text:list>
                <text:list-item>
                  <text:p text:style-name="P44"><text:span text:style-name="T13">Kỹ </text:span><text:span text:style-name="T12">thuật giúp một component con tham chiếu đến node hiện tại của nó thông qua ref từ component cha truyền xuống</text:span></text:p>
                  <text:p text:style-name="P20"><text:span text:style-name="T14"/></text:p>
                </text:list-item>
              </text:list>
            </text:list-item>
          </text:list>
        </text:list-header>
      </text:list>
      <text:p text:style-name="P12"/>
      <text:list xml:id="list287060649" text:style-name="L2">
        <text:list-header>
          <text:p text:style-name="P26">Ref and the Dom: </text:p>
        </text:list-header>
      </text:list>
      <text:list xml:id="list5225443" text:style-name="L3">
        <text:list-item>
          <text:p text:style-name="P21"><text:span text:style-name="T16">Refs cung cap cach de truy cap DOM node hoac React Ele</text:span><text:span text:style-name="T17">ment</text:span></text:p>
        </text:list-item>
      </text:list>
      <text:list xml:id="list165901789183364" text:continue-list="list3962121015" text:style-name="L1">
        <text:list-item>
          <text:list>
            <text:list-item>
              <text:list>
                <text:list-item>
                  <text:p text:style-name="P28"><text:span text:style-name="T19">B</text:span><text:span text:style-name="T20">inh thuong component cha se truyen cac props chua du lieu cho component con de thay doi behavior cua component con va component con phai render lai voi cac props moi do. Con voi thang refs thi khong, no se giup thay doi behavior len thang component con ma khong can re-render lai no.</text:span></text:p>
                </text:list-item>
              </text:list>
            </text:list-item>
          </text:list>
        </text:list-item>
      </text:list>
      <text:list xml:id="list165902825691711" text:continue-list="list287060649" text:style-name="L2">
        <text:list-header>
          <text:p text:style-name="P27">Khi nao su dung ref: Managing focus, text selection, media playback, triggering imperative animations</text:p>
        </text:list-header>
      </text:list>
      <text:p text:style-name="P8"><text:span text:style-name="T62">2. </text:span><text:span text:style-name="T59">Code-Splitti</text:span><text:span text:style-name="T60">ng:</text:span></text:p>
      <text:p text:style-name="P25"><text:span text:style-name="T63"><text:tab/></text:span><text:span text:style-name="T71">Bundling: </text:span><text:span text:style-name="T68">Là quá trình xử lí các files được import và kết hợp chúng thành một file duy </text:span><text:span text:style-name="T69">nhất</text:span></text:p>
      <text:p text:style-name="P13"><text:tab/><text:tab/>File bundle nay duoc ung dung tai len chi mot lan</text:p>
      <text:p text:style-name="P24"><text:span text:style-name="T64"><text:tab/></text:span><text:span text:style-name="T71">Code-splitting: </text:span><text:span text:style-name="T67">Khi một ứng dụng có kích thước lớn, file fundle cũng sẽ lớn theo, code-<text:tab/><text:tab/><text:tab/>splitting sinh ra để tránh nhận một gói bundle lớn đó bằng cách tạo ra nhiều file <text:tab/><text:tab/><text:tab/>bundle nhỏ để có thể load một cách tự động tại thời điểm runtime</text:span></text:p>
      <text:p text:style-name="P8"><text:span text:style-name="T66"><text:tab/></text:span><text:span text:style-name="T72">Su dung:</text:span></text:p>
      <text:p text:style-name="P11"><text:span text:style-name="T70">3. </text:span><text:span text:style-name="T56">Context:</text:span></text:p>
      <text:p text:style-name="P11"><text:span text:style-name="T56"><text:tab/></text:span><text:span text:style-name="T25">Context:</text:span><text:span text:style-name="T33"> </text:span><text:span text:style-name="T40">Cung cấp một cách để truyền dữ liệu xuống cây component mà không cần phải <text:tab/><text:tab/>truyền props xuống ở tất cả các cấp</text:span></text:p>
      <text:p text:style-name="P47"><text:span text:style-name="T61"><text:tab/></text:span><text:span text:style-name="T26">Khi nao nen dung context: </text:span></text:p>
      <text:list xml:id="list3027776316" text:style-name="L4">
        <text:list-item>
          <text:p text:style-name="P37">Khi dữ liệu cần dùng ở nhiều nơi, dữ liệu được sử dụng bởi nhiều component</text:p>
        </text:list-item>
        <text:list-item>
          <text:p text:style-name="P48"><text:span text:style-name="T31">Khi muốn chuyển một giá trị props thông qua nhiều component</text:span></text:p>
        </text:list-item>
      </text:list>
      <text:p text:style-name="P11"><text:span text:style-name="T70"><text:tab/></text:span><text:span text:style-name="T73">Luu y khi dung context: </text:span></text:p>
      <text:p text:style-name="P14"/>
      <text:p text:style-name="P5">4. Error boundaries:</text:p>
      <text:p text:style-name="P45"><text:span text:style-name="T1"><text:tab/></text:span><text:span text:style-name="T30">Error boundaries:</text:span><text:span text:style-name="T46"> </text:span><text:span text:style-name="T38">Là một component hỗ trợ cho việc xử lí lỗi</text:span></text:p>
      <text:list xml:id="list3994783820" text:style-name="L5">
        <text:list-item>
          <text:p text:style-name="P41"><text:span text:style-name="T39">Chỉ có thể tạo một error boundaries bằng một class component</text:span></text:p>
        </text:list-item>
      </text:list>
      <text:list xml:id="list3415969647" text:style-name="L6">
        <text:list-item>
          <text:p text:style-name="P32">Error boundaries <text:span text:style-name="T79">bắt lỗi của tất cả các component con, in ra các lỗi đó và heiern thị ra một fallback UI</text:span></text:p>
        </text:list-item>
      </text:list>
      <text:p text:style-name="P10"><text:span text:style-name="T37"><text:tab/></text:span><text:span text:style-name="T29">Tao mot component error boundaries: </text:span></text:p>
      <text:list xml:id="list1808452373" text:style-name="L7">
        <text:list-item>
          <text:p text:style-name="P22"><text:span text:style-name="T43">Một class component sẽ trở thành một erro boundaries nếu nó được định nghĩa một hoặc 2 hàm: </text:span><text:span text:style-name="T54">static getDerivedStateFromError()</text:span><text:span text:style-name="T55"> </text:span><text:span text:style-name="T44">và</text:span><text:span text:style-name="T53"> </text:span><text:span text:style-name="T54">componentDidCatch(</text:span><text:span text:style-name="T45">)</text:span></text:p>
        </text:list-item>
        <text:list-item>
          <text:p text:style-name="P42"><text:span text:style-name="T21">static getDerivedStateFromError(): </text:span><text:span text:style-name="T23">nhận vào 1 đối số là error </text:span><text:span text:style-name="T24">và </text:span><text:span text:style-name="T22">render fallback UI </text:span><text:span text:style-name="T24">nếu có lỗi được trả về</text:span></text:p>
        </text:list-item>
        <text:list-item>
          <text:p text:style-name="P38">componentDidCatch(): <text:span text:style-name="T78">nhận vào 2 đối số error và errorInfo để bắt, log hoặc hiển thị lỗi</text:span></text:p>
        </text:list-item>
      </text:list>
      <text:p text:style-name="P15"><text:span text:style-name="T22"><text:tab/></text:span><text:span text:style-name="T47">Error <text:s/>boundaries nen dat o dau: </text:span><text:span text:style-name="T51">có thể đặt ở tầng trên cùng của ứng dụng hoặc có thể đặt<text:tab/><text:tab/> sâu hơn, cụ thể cho từng component</text:span></text:p>
      <text:p text:style-name="P15"><text:span text:style-name="T51"><text:tab/><text:tab/>- </text:span><text:span text:style-name="T52">Nên đặt Error boundaries cụ thể cho từng component(Nếu đặt ở tầng trên cùng thì<text:tab/><text:tab/> cứ khi có một component dính lỗi thì tât cả các component trong phạm vi đều bị ảnh<text:tab/><text:tab/> hưởng ) </text:span></text:p>
      <text:p text:style-name="P15"><text:span text:style-name="T48"><text:tab/>// </text:span><text:span text:style-name="T49">Error boundaries không bắt lỗi cho : </text:span></text:p>
      <text:p text:style-name="P39"><text:tab/><text:tab/>- Event handles</text:p>
      <text:p text:style-name="P39"><text:tab/><text:tab/>- Asynchronous code<text:tab/></text:p>
      <text:p text:style-name="P40"><text:tab/><text:tab/>- Server side rendering</text:p>
      <text:p text:style-name="P16"><text:span text:style-name="T49"><text:tab/><text:tab/>- </text:span><text:span text:style-name="T50">Chính Error Boundaries</text:span><text:span text:style-name="T49"><text:tab/><text:tab/><text:tab/><text:tab/></text:span></text:p>
      <text:p text:style-name="P17"><text:soft-page-break/><text:tab/><text:tab/></text:p>
      <text:p text:style-name="P6">5. Fragment:</text:p>
      <text:p text:style-name="P6">6: Higher-Order Component</text:p>
      <text:p text:style-name="P6">7. Optimizing performance</text:p>
      <text:p text:style-name="P2"><text:span text:style-name="T5">8.</text:span><text:span text:style-name="T1">Portals</text:span></text:p>
      <text:p text:style-name="P2"><text:span text:style-name="T5">9.</text:span><text:span text:style-name="T1">Reconciliation</text:span></text:p>
      <text:p text:style-name="P2"><text:span text:style-name="T5">10.</text:span><text:span text:style-name="T1">Render props:</text:span></text:p>
      <text:p text:style-name="P4"><text:span text:style-name="T1"><text:tab/></text:span><text:span text:style-name="T28">Render props: </text:span></text:p>
      <text:list xml:id="list4020986152" text:style-name="L8">
        <text:list-item>
          <text:p text:style-name="P23"><text:span text:style-name="T36">L</text:span><text:span text:style-name="T35">a mot ki thuat xu li viec chia se logic giua cac component bang cach su <text:tab/>dung prop co value nhu mot function</text:span></text:p>
        </text:list-item>
        <text:list-item>
          <text:p text:style-name="P33">Giup tai su du code trong 1 component ma no co the dung o cac component khac</text:p>
        </text:list-item>
      </text:list>
      <text:p text:style-name="P19"><text:tab/><text:tab/></text:p>
      <text:p text:style-name="P2"><text:span text:style-name="T5">11.</text:span><text:span text:style-name="T1">PropTypes:</text:span></text:p>
      <text:p text:style-name="P3"><text:span text:style-name="T1"><text:tab/></text:span><text:span text:style-name="T27">PropTypes:</text:span></text:p>
      <text:list xml:id="list2846124699" text:style-name="L9">
        <text:list-item>
          <text:p text:style-name="P34">La mot cach de xac thuc dau vao cua component, cung cap cai nhin tong<text:tab/>quan cho tat ca cac props va loai du lieu cua no</text:p>
        </text:list-item>
      </text:list>
      <text:p text:style-name="P9"><text:span text:style-name="T34"><text:tab/></text:span><text:span text:style-name="T27">Su dung propsType: </text:span></text:p>
      <text:list xml:id="list92280239" text:style-name="L10">
        <text:list-item>
          <text:p text:style-name="P35">Co the de dang kiem tra duoc cac kieu du lieu cua props ma componen nhan duoc</text:p>
        </text:list-item>
        <text:list-item>
          <text:p text:style-name="P35">Biet duoc ro cac loai du lieu cua props, tu do co the truyen vao cho dung kieu du lieu</text:p>
        </text:list-item>
        <text:list-item>
          <text:p text:style-name="P29"><text:span text:style-name="T42">defaultProps: Khoi tao</text:span><text:span text:style-name="T41"> gia tri mac dinh cho props</text:span></text:p>
        </text:list-item>
        <text:list-item>
          <text:p text:style-name="P36">isRequired : bat buoc phai truyen mot gia tri cho props</text:p>
        </text:list-item>
        <text:list-item>
          <text:p text:style-name="P30">PropsT<text:tab/>ype xac thuc cac loai <text:span text:style-name="T6">du lieu co ban</text:span> nhu: string, number, bool, function, object, array. Symbol</text:p>
        </text:list-item>
        <text:list-item>
          <text:p text:style-name="P31"><text:span text:style-name="T77">PropsT<text:tab/>ype xac thuc cac loai </text:span><text:span text:style-name="T7">du lieu phuc tap:</text:span><text:span text:style-name="T75"> <text:s/>cac thuoc tinh cua mot doi tuong thong qua shape (</text:span><text:span text:style-name="T76"> </text:span><text:span text:style-name="T9">car: PropTypes.shape({ </text:span><text:span text:style-name="T10">name</text:span><text:span text:style-name="T11">: </text:span><text:span text:style-name="T10">PropTypes.string, ...</text:span><text:span text:style-name="T9">}</text:span><text:span text:style-name="T8">)</text:span><text:span text:style-name="T75">)</text:span></text:p>
        </text:list-item>
      </text:list>
      <text:p text:style-name="P18"><text:tab/></text:p>
      <text:p text:style-name="P2"><text:span text:style-name="T5">12.</text:span><text:span text:style-name="T1">Uncontrolled components</text:span></text:p>
      <text:p text:style-name="P7"/>
      <text:p text:style-name="P2"><text:span text:style-name="T5">13.</text:span><text:span text:style-name="T1">Hook</text:span></text:p>
      <text:p text:style-name="P2"><text:span text:style-name="T5">14.</text:span><text:span text:style-name="T1">State Hook</text:span></text:p>
      <text:p text:style-name="P2"><text:span text:style-name="T5">15.</text:span><text:span text:style-name="T1">Effect Hook</text:span></text:p>
      <text:p text:style-name="P2"><text:span text:style-name="T5">16.</text:span><text:span text:style-name="T1">Cac quy tac khi su dung Hook</text:span></text:p>
      <text:p text:style-name="P2"><text:span text:style-name="T5">17.</text:span><text:span text:style-name="T1">Custom Hook</text:span></text:p>
      <text:p text:style-name="P2"><text:span text:style-name="T5">18.</text:span><text:span text:style-name="T1">Memoization</text:span></text:p>
      <text:p text:style-name="P2"><text:span text:style-name="T5">19.</text:span><text:span text:style-name="T1">useCallback</text:span></text:p>
      <text:p text:style-name="P2"><text:span text:style-name="T5">20.S</text:span><text:span text:style-name="T1">o sanh Pure Component va React me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source-code-pro" svg:font-family="source-code-pro, 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08:14:33.242138085</meta:creation-date>
    <dc:date>2021-11-03T16:58:58.041307636</dc:date>
    <meta:editing-duration>P1DT3H38M50S</meta:editing-duration>
    <meta:editing-cycles>64</meta:editing-cycles>
    <meta:generator>LibreOffice/6.4.6.2$Linux_X86_64 LibreOffice_project/40$Build-2</meta:generator>
    <meta:document-statistic meta:table-count="0" meta:image-count="0" meta:object-count="0" meta:page-count="2" meta:paragraph-count="65" meta:word-count="698" meta:character-count="3660" meta:non-whitespace-character-count="2986"/>
  </office:meta>
</office:document-meta>
</file>